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46750" officeooo:paragraph-rsid="00046750"/>
    </style:style>
    <style:style style:name="P2" style:family="paragraph" style:parent-style-name="Text_20_body" style:list-style-name="L1">
      <style:text-properties officeooo:rsid="00046750" officeooo:paragraph-rsid="00046750"/>
    </style:style>
    <style:style style:name="P3" style:family="paragraph" style:parent-style-name="Text_20_body" style:list-style-name="L2">
      <style:text-properties fo:font-weight="bold" officeooo:rsid="00046750" officeooo:paragraph-rsid="00046750" style:font-weight-asian="bold" style:font-weight-complex="bold"/>
    </style:style>
    <style:style style:name="P4" style:family="paragraph" style:parent-style-name="Text_20_body" style:list-style-name="L2">
      <style:text-properties style:text-underline-style="none" fo:font-weight="normal" officeooo:rsid="00046750" officeooo:paragraph-rsid="00046750" style:font-weight-asian="normal" style:font-weight-complex="normal"/>
    </style:style>
    <style:style style:name="P5" style:family="paragraph" style:parent-style-name="Text_20_body" style:list-style-name="L2">
      <style:text-properties style:text-underline-style="solid" style:text-underline-width="auto" style:text-underline-color="font-color" fo:font-weight="normal" officeooo:rsid="00046750" officeooo:paragraph-rsid="00046750" style:font-weight-asian="normal" style:font-weight-complex="normal"/>
    </style:style>
    <style:style style:name="P6" style:family="paragraph" style:parent-style-name="Text_20_body" style:list-style-name="L2">
      <style:text-properties officeooo:rsid="00046750" officeooo:paragraph-rsid="00046750"/>
    </style:style>
    <style:style style:name="P7" style:family="paragraph" style:parent-style-name="Text_20_body" style:list-style-name="L2">
      <style:text-properties fo:font-weight="normal" officeooo:rsid="0006ce30" officeooo:paragraph-rsid="0006ce30" style:font-weight-asian="normal" style:font-weight-complex="normal"/>
    </style:style>
    <style:style style:name="P8" style:family="paragraph" style:parent-style-name="Text_20_body" style:list-style-name="L2">
      <style:text-properties fo:font-weight="bold" officeooo:rsid="0006ce30" officeooo:paragraph-rsid="0006ce30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08815a" officeooo:paragraph-rsid="0008815a" style:font-weight-asian="bold" style:font-weight-complex="bold"/>
    </style:style>
    <style:style style:name="P10" style:family="paragraph" style:parent-style-name="Text_20_body" style:list-style-name="L2">
      <style:text-properties officeooo:paragraph-rsid="0006ce30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Preformatted_20_Text">
      <style:text-properties fo:background-color="transparen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officeooo:rsid="0008815a" officeooo:paragraph-rsid="0008815a"/>
    </style:style>
    <style:style style:name="P15" style:family="paragraph" style:parent-style-name="Text_20_body" style:list-style-name="L3">
      <style:text-properties officeooo:rsid="0008815a" officeooo:paragraph-rsid="0008815a"/>
    </style:style>
    <style:style style:name="P16" style:family="paragraph" style:parent-style-name="Text_20_body" style:list-style-name="L4">
      <style:text-properties officeooo:rsid="00096259" officeooo:paragraph-rsid="00096259"/>
    </style:style>
    <style:style style:name="P17" style:family="paragraph" style:parent-style-name="Text_20_body" style:list-style-name="L5">
      <style:text-properties officeooo:rsid="00096259" officeooo:paragraph-rsid="00096259"/>
    </style:style>
    <style:style style:name="P18" style:family="paragraph" style:parent-style-name="Heading_20_2">
      <style:text-properties officeooo:rsid="00096259" officeooo:paragraph-rsid="00096259"/>
    </style:style>
    <style:style style:name="P19" style:family="paragraph" style:parent-style-name="Text_20_body">
      <style:text-properties officeooo:rsid="000a0cc9" officeooo:paragraph-rsid="000a0cc9"/>
    </style:style>
    <style:style style:name="P20" style:family="paragraph" style:parent-style-name="Text_20_body" style:list-style-name="L6">
      <style:text-properties officeooo:rsid="000a0cc9" officeooo:paragraph-rsid="000a0cc9"/>
    </style:style>
    <style:style style:name="P21" style:family="paragraph" style:parent-style-name="Text_20_body" style:list-style-name="L7">
      <style:text-properties officeooo:rsid="000a0cc9" officeooo:paragraph-rsid="000a0cc9"/>
    </style:style>
    <style:style style:name="P22" style:family="paragraph" style:parent-style-name="Text_20_body" style:list-style-name="L8">
      <style:text-properties officeooo:rsid="000a0cc9" officeooo:paragraph-rsid="000a0cc9"/>
    </style:style>
    <style:style style:name="P23" style:family="paragraph" style:parent-style-name="Text_20_body" style:list-style-name="L9">
      <style:text-properties officeooo:rsid="000a0cc9" officeooo:paragraph-rsid="000a0cc9"/>
    </style:style>
    <style:style style:name="P24" style:family="paragraph" style:parent-style-name="Text_20_body" style:list-style-name="L10">
      <style:text-properties officeooo:rsid="000a0cc9" officeooo:paragraph-rsid="000a0cc9"/>
    </style:style>
    <style:style style:name="P25" style:family="paragraph" style:parent-style-name="Text_20_body" style:list-style-name="L11">
      <style:text-properties officeooo:rsid="000a0cc9" officeooo:paragraph-rsid="000a0cc9"/>
    </style:style>
    <style:style style:name="T1" style:family="text">
      <style:text-properties officeooo:rsid="000467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0cc9"/>
    </style:style>
    <style:style style:name="T4" style:family="text">
      <style:text-properties fo:font-weight="normal" officeooo:rsid="0006ce30" style:font-weight-asian="normal" style:font-weight-complex="normal"/>
    </style:style>
    <style:style style:name="T5" style:family="text">
      <style:text-properties officeooo:rsid="0008815a"/>
    </style:style>
    <style:style style:name="T6" style:family="text">
      <style:text-properties officeooo:rsid="000bea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2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áklady práce s databází v Javě</text:p>
      <text:h text:style-name="Heading_20_1" text:outline-level="1" text:is-list-header="true">JDBC</text:h>
      <text:list text:style-name="L1">
        <text:list-item>
          <text:p text:style-name="P2">API po komunikaci mezi aplikací v Javě a databází</text:p>
        </text:list-item>
        <text:list-item>
          <text:p text:style-name="P2">JDBC = Java DataBase Conectivity</text:p>
        </text:list-item>
      </text:list>
      <text:h text:style-name="Heading_20_2" text:outline-level="2">Zák<text:span text:style-name="T1">ladní komponenty</text:span></text:h>
      <text:list text:style-name="L2">
        <text:list-item>
          <text:p text:style-name="P3">DriverManager<text:span text:style-name="T2"> </text:span></text:p>
          <text:list>
            <text:list-item>
              <text:p text:style-name="P3"><text:span text:style-name="T2">vytváří připojení k databázi</text:span></text:p>
            </text:list-item>
            <text:list-item>
              <text:p text:style-name="P4">pro spojení se používá me<text:span text:style-name="T3">to</text:span>da getConnection<text:span text:style-name="T3">()</text:span></text:p>
            </text:list-item>
            <text:list-item>
              <text:p text:style-name="P5">vstupní parametry getConnection():</text:p>
              <text:list>
                <text:list-item>
                  <text:p text:style-name="P4">URL databáze</text:p>
                </text:list-item>
                <text:list-item>
                  <text:p text:style-name="P4">jméno uživatele</text:p>
                </text:list-item>
                <text:list-item>
                  <text:p text:style-name="P4">heslo uživatele</text:p>
                </text:list-item>
              </text:list>
            </text:list-item>
            <text:list-item>
              <text:p text:style-name="P6">dává se do tryCatch</text:p>
            </text:list-item>
          </text:list>
        </text:list-item>
        <text:list-item>
          <text:p text:style-name="P3">Connecton</text:p>
          <text:list>
            <text:list-item>
              <text:p text:style-name="P7">reprezentuje spojení s databází</text:p>
            </text:list-item>
          </text:list>
        </text:list-item>
        <text:list-item>
          <text:p text:style-name="P8">Statement </text:p>
          <text:list>
            <text:list-item>
              <text:p text:style-name="P7">Vykonává SQL příkazy</text:p>
            </text:list-item>
          </text:list>
        </text:list-item>
        <text:list-item>
          <text:p text:style-name="P8">PreparedStatem<text:span text:style-name="T3">e</text:span>nt</text:p>
          <text:list>
            <text:list-item>
              <text:p text:style-name="P7">Vykonává SQL příkazy</text:p>
            </text:list-item>
            <text:list-item>
              <text:p text:style-name="P7">musí se napřed připravit, pak executnout</text:p>
            </text:list-item>
            <text:list-item>
              <text:p text:style-name="P8">výhody <text:span text:style-name="T2">oproti Statment:</text:span></text:p>
              <text:list>
                <text:list-item>
                  <text:p text:style-name="P8"><text:span text:style-name="T2">ochrana proti SQL injection</text:span></text:p>
                </text:list-item>
                <text:list-item>
                  <text:p text:style-name="P9"><text:span text:style-name="T2">čitelnost kódu</text:span></text:p>
                </text:list-item>
                <text:list-item>
                  <text:p text:style-name="P9"><text:span text:style-name="T2">znovupoužitelnost a možnost dosazování =&gt; lepší výkon</text:span></text:p>
                </text:list-item>
              </text:list>
            </text:list-item>
          </text:list>
        </text:list-item>
        <text:list-item>
          <text:p text:style-name="P8">ResultSet</text:p>
          <text:list>
            <text:list-item>
              <text:p text:style-name="P10"><text:span text:style-name="T4">obsahuje výsledky dotazů</text:span></text:p>
            </text:list-item>
          </text:list>
        </text:list-item>
      </text:list>
      <text:h text:style-name="P11" text:outline-level="2">Příklad<text:span text:style-name="T5">y</text:span></text:h>
      <text:h text:style-name="Heading_20_3" text:outline-level="3">Připojení k databázi</text:h>
      <text:p text:style-name="Preformatted_20_Text">import java.sql.Connection;</text:p>
      <text:p text:style-name="Preformatted_20_Text">import java.sql.DriverManager;</text:p>
      <text:p text:style-name="Preformatted_20_Text">import java.sql.SQLException;</text:p>
      <text:p text:style-name="Preformatted_20_Text"/>
      <text:p text:style-name="Preformatted_20_Text">public class DatabaseConnection {</text:p>
      <text:p text:style-name="Preformatted_20_Text"><text:s text:c="4"/>private static final String URL = "jdbc:mysql://localhost:3306/mydatabase";</text:p>
      <text:p text:style-name="Preformatted_20_Text"><text:s text:c="4"/>private static final String USER = "root";</text:p>
      <text:p text:style-name="Preformatted_20_Text"><text:s text:c="4"/>private static final String PASSWORD = "";</text:p>
      <text:p text:style-name="Preformatted_20_Text"/>
      <text:p text:style-name="Preformatted_20_Text"><text:s text:c="4"/>public static Connection getConnection() {</text:p>
      <text:p text:style-name="Preformatted_20_Text"><text:s text:c="8"/>try {</text:p>
      <text:p text:style-name="Preformatted_20_Text"><text:s text:c="12"/>return DriverManager.getConnection(URL, USER, PASSWORD);</text:p>
      <text:p text:style-name="Preformatted_20_Text"><text:s text:c="8"/>} catch (SQLException e) {</text:p>
      <text:p text:style-name="Preformatted_20_Text"><text:s text:c="12"/>e.printStackTrace();</text:p>
      <text:p text:style-name="Preformatted_20_Text"><text:s text:c="12"/>return null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3" text:outline-level="3">Vložení do databáze</text:h>
      <text:p text:style-name="P12">import java.sql.Connection;</text:p>
      <text:p text:style-name="P12">import java.sql.PreparedStatement;</text:p>
      <text:p text:style-name="P12">import java.sql.SQLException;</text:p>
      <text:p text:style-name="P12"/>
      <text:p text:style-name="P12">public class User<text:span text:style-name="T6">Facade</text:span> {</text:p>
      <text:p text:style-name="P12"><text:s text:c="4"/>public void insertUser(String name, String email) {</text:p>
      <text:p text:style-name="P12"><text:s text:c="8"/>String sql = "INSERT INTO users (name, email) VALUES (?, ?)";</text:p>
      <text:p text:style-name="P12"><text:s text:c="8"/>try (Connection conn = DatabaseConnection.getConnection();</text:p>
      <text:p text:style-name="P12"><text:s text:c="13"/>PreparedStatement stmt = conn.prepareStatement(sql)) {</text:p>
      <text:p text:style-name="P12"><text:s text:c="12"/>stmt.setString(1, name);</text:p>
      <text:p text:style-name="P12"><text:s text:c="12"/>stmt.setString(2, email);</text:p>
      <text:p text:style-name="P12"><text:s text:c="12"/>stmt.executeUpdate();</text:p>
      <text:p text:style-name="P12"><text:s text:c="8"/>} catch (SQLException e) {</text:p>
      <text:p text:style-name="P12"><text:s text:c="12"/>e.printStackTrace();</text:p>
      <text:p text:style-name="P12"><text:s text:c="8"/>}</text:p>
      <text:p text:style-name="P12"><text:s text:c="4"/>}</text:p>
      <text:p text:style-name="P12">}</text:p>
      <text:h text:style-name="Heading_20_1" text:outline-level="1" text:is-list-header="true"/>
      <text:h text:style-name="P13" text:outline-level="1">CRUD</text:h>
      <text:p text:style-name="P14">C – Create (vytvořit) – INSERT, POST</text:p>
      <text:p text:style-name="P14">R – Read (číst) – SELECT, GET</text:p>
      <text:p text:style-name="P14">U – Update (upravit, aktualizovat, editovat) – UPDATE, PUT</text:p>
      <text:p text:style-name="P14">D – Delete (odstranit, zrušit, smazat) – DELETE</text:p>
      <text:list text:style-name="L3">
        <text:list-item>
          <text:p text:style-name="P15">definuje 4 základní operace s daty v databázi</text:p>
        </text:list-item>
        <text:list-item>
          <text:p text:style-name="P15">používá se v RESTful API</text:p>
        </text:list-item>
      </text:list>
      <text:h text:style-name="Heading_20_1" text:outline-level="1">Transakce</text:h>
      <text:list text:style-name="L4">
        <text:list-item>
          <text:p text:style-name="P16">davá možnost posílat sekvenci SQL požadavků jako celek</text:p>
        </text:list-item>
      </text:list>
      <text:list text:style-name="L5">
        <text:list-item>
          <text:p text:style-name="P17">řídí se pravidlem <text:span text:style-name="T7">ACID</text:span></text:p>
          <text:list>
            <text:list-item>
              <text:p text:style-name="P17">A (atomicity) - buď se pošle vše (commit) a nebo nic (rollback)</text:p>
            </text:list-item>
            <text:list-item>
              <text:p text:style-name="P17">C (constistency) – po transakci zůstane databáze v konzistentním stavu</text:p>
            </text:list-item>
            <text:list-item>
              <text:p text:style-name="P17">I (isolation) – transakce jsou konzistentní a neovlivňují se navzájem</text:p>
            </text:list-item>
            <text:list-item>
              <text:p text:style-name="P17">D (durability) – po potvrzení jsou všechna data trvale uložena</text:p>
            </text:list-item>
          </text:list>
        </text:list-item>
        <text:list-item>
          <text:p text:style-name="P17">ve výchozím stavu je auto-commit nastaven na true =&gt; musí se ručně vypnout</text:p>
        </text:list-item>
      </text:list>
      <text:h text:style-name="Heading_20_2" text:outline-level="2" text:is-list-header="true">Příklad</text:h>
      <text:p text:style-name="Preformatted_20_Text"><text:bookmark-start text:name="__DdeLink__3_1121325110"/>import java.sql.Connection;</text:p>
      <text:p text:style-name="Preformatted_20_Text">import java.sql.PreparedStatement;</text:p>
      <text:p text:style-name="Preformatted_20_Text">import java.sql.SQLException;<text:bookmark-end text:name="__DdeLink__3_1121325110"/></text:p>
      <text:p text:style-name="Preformatted_20_Text"/>
      <text:p text:style-name="Preformatted_20_Text">public class TransactionExample {</text:p>
      <text:p text:style-name="Preformatted_20_Text"><text:s text:c="4"/>public static void main(String[] args) {</text:p>
      <text:p text:style-name="Preformatted_20_Text"><text:s text:c="8"/>Connection conn = null;</text:p>
      <text:p text:style-name="Preformatted_20_Text"><text:s text:c="8"/>try {</text:p>
      <text:p text:style-name="Preformatted_20_Text"><text:s text:c="12"/>conn = DatabaseConnection.getConnection();</text:p>
      <text:p text:style-name="Preformatted_20_Text"><text:s text:c="12"/>conn.setAutoCommit(false); // Vypneme auto-commit</text:p>
      <text:p text:style-name="Preformatted_20_Text"/>
      <text:p text:style-name="Preformatted_20_Text"><text:s text:c="12"/>String sql1 = "INSERT INTO users (name, email) VALUES (?, ?)";</text:p>
      <text:p text:style-name="Preformatted_20_Text"><text:s text:c="12"/>PreparedStatement stmt1 = conn.prepareStatement(sql1);</text:p>
      <text:p text:style-name="Preformatted_20_Text"><text:s text:c="12"/>stmt1.setString(1, "Alice");</text:p>
      <text:p text:style-name="Preformatted_20_Text"><text:s text:c="12"/>stmt1.setString(2, "alice@example.com");</text:p>
      <text:p text:style-name="Preformatted_20_Text"><text:s text:c="12"/>stmt1.executeUpdate();</text:p>
      <text:p text:style-name="Preformatted_20_Text"/>
      <text:p text:style-name="Preformatted_20_Text"><text:s text:c="12"/>String sql2 = "UPDATE accounts SET balance = balance - 100 WHERE user_id = ?";</text:p>
      <text:p text:style-name="Preformatted_20_Text"><text:s text:c="12"/>PreparedStatement stmt2 = conn.prepareStatement(sql2);</text:p>
      <text:p text:style-name="Preformatted_20_Text"><text:s text:c="12"/>stmt2.setInt(1, 1);</text:p>
      <text:p text:style-name="Preformatted_20_Text"><text:s text:c="12"/>stmt2.executeUpdate();</text:p>
      <text:p text:style-name="Preformatted_20_Text"/>
      <text:p text:style-name="Preformatted_20_Text"><text:s text:c="12"/>conn.commit(); // Potvrdíme transakci</text:p>
      <text:p text:style-name="Preformatted_20_Text"><text:s text:c="12"/>System.out.println("Transakce byla úspěšně dokončena.");</text:p>
      <text:p text:style-name="Preformatted_20_Text"><text:s text:c="8"/>} catch (SQLException e) {</text:p>
      <text:p text:style-name="Preformatted_20_Text"><text:s text:c="12"/>try {</text:p>
      <text:p text:style-name="Preformatted_20_Text"><text:s text:c="16"/>if (conn != null) {</text:p>
      <text:p text:style-name="Preformatted_20_Text"><text:soft-page-break/><text:s text:c="20"/>conn.rollback(); // Vrátíme změny zpět při chybě</text:p>
      <text:p text:style-name="Preformatted_20_Text"><text:s text:c="20"/>System.out.println("Transakce byla vrácena zpět.");</text:p>
      <text:p text:style-name="Preformatted_20_Text"><text:s text:c="16"/>}</text:p>
      <text:p text:style-name="Preformatted_20_Text"><text:s text:c="12"/>} catch (SQLException rollbackEx) {</text:p>
      <text:p text:style-name="Preformatted_20_Text"><text:s text:c="16"/>rollbackEx.printStackTrace();</text:p>
      <text:p text:style-name="Preformatted_20_Text"><text:s text:c="12"/>}</text:p>
      <text:p text:style-name="Preformatted_20_Text"><text:s text:c="12"/>e.printStackTrace();</text:p>
      <text:p text:style-name="Preformatted_20_Text"><text:s text:c="8"/>} </text:p>
      <text:p text:style-name="Preformatted_20_Text"><text:s text:c="4"/>}</text:p>
      <text:p text:style-name="Preformatted_20_Text">}</text:p>
      <text:h text:style-name="Heading_20_1" text:outline-level="1">Principy <text:span text:style-name="T8">KISS, SOLID, DRY</text:span></text:h>
      <text:h text:style-name="P18" text:outline-level="2">KISS</text:h>
      <text:p text:style-name="P19">K - Keep<text:line-break/>I - It<text:line-break/>S - Simple<text:line-break/>S – Stupid</text:p>
      <text:list text:style-name="L6">
        <text:list-item>
          <text:p text:style-name="P20">kód by měl být co</text:p>
          <text:list>
            <text:list-item>
              <text:p text:style-name="P20">nejjednodušší</text:p>
            </text:list-item>
            <text:list-item>
              <text:p text:style-name="P20">nejpochopitelnější</text:p>
            </text:list-item>
          </text:list>
        </text:list-item>
      </text:list>
      <text:h text:style-name="Heading_20_2" text:outline-level="2">Solid</text:h>
      <text:h text:style-name="Heading_20_3" text:outline-level="3">S – <text:span text:style-name="T3">Single Responsibility Principle</text:span></text:h>
      <text:list text:style-name="L7">
        <text:list-item>
          <text:p text:style-name="P21">každá třída má 1 zodpovědnost</text:p>
        </text:list-item>
      </text:list>
      <text:h text:style-name="Heading_20_2" text:outline-level="2">O – Open/Closed Principle</text:h>
      <text:list text:style-name="L8">
        <text:list-item>
          <text:p text:style-name="P22">kód má být </text:p>
          <text:list>
            <text:list-item>
              <text:p text:style-name="P22">otevřený pro rozšíření</text:p>
            </text:list-item>
            <text:list-item>
              <text:p text:style-name="P22">zavřený pro modifikaci</text:p>
            </text:list-item>
          </text:list>
        </text:list-item>
      </text:list>
      <text:h text:style-name="Heading_20_2" text:outline-level="2">L – Liskov Substitution Principle</text:h>
      <text:list text:style-name="L9">
        <text:list-item>
          <text:p text:style-name="P23">Podtřídy musí být zaměnitelné za rodičovské třídy</text:p>
        </text:list-item>
      </text:list>
      <text:h text:style-name="Heading_20_2" text:outline-level="2">I – Interface Segregation Principle</text:h>
      <text:list text:style-name="L10">
        <text:list-item>
          <text:p text:style-name="P24">každý interface by měl mít jen nezbytné metody</text:p>
        </text:list-item>
      </text:list>
      <text:h text:style-name="Heading_20_2" text:outline-level="2">D – Dependency Inversion Principle</text:h>
      <text:list text:style-name="L11">
        <text:list-item>
          <text:p text:style-name="P25">vyšší moduly by neměly záviset na nižších, ale na abstraktních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3:31:06.133144476</meta:creation-date>
    <dc:date>2025-03-08T21:06:20.113484046</dc:date>
    <meta:editing-duration>PT5H17M50S</meta:editing-duration>
    <meta:editing-cycles>3</meta:editing-cycles>
    <meta:generator>LibreOffice/24.8.5.2$Linux_X86_64 LibreOffice_project/480$Build-2</meta:generator>
    <meta:document-statistic meta:table-count="0" meta:image-count="0" meta:object-count="0" meta:page-count="4" meta:paragraph-count="129" meta:word-count="539" meta:character-count="4304" meta:non-whitespace-character-count="3402"/>
  </office:meta>
</office:document-meta>
</file>